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paragraph-properties fo:margin-top="0in" fo:margin-bottom="0in" style:contextual-spacing="false"/>
      <style:text-properties officeooo:paragraph-rsid="003154bf"/>
    </style:style>
    <style:style style:name="P8" style:family="paragraph" style:parent-style-name="Text_20_body">
      <style:text-properties officeooo:paragraph-rsid="003154bf"/>
    </style:style>
    <style:style style:name="P9" style:family="paragraph" style:parent-style-name="Text_20_body">
      <style:text-properties officeooo:rsid="002ad322" officeooo:paragraph-rsid="003154bf"/>
    </style:style>
    <style:style style:name="P10" style:family="paragraph" style:parent-style-name="Heading_20_4">
      <style:paragraph-properties fo:break-before="page"/>
      <style:text-properties officeooo:rsid="002b912a" officeooo:paragraph-rsid="002ad322"/>
    </style:style>
    <style:style style:name="P11" style:family="paragraph" style:parent-style-name="Text_20_body" style:list-style-name="L1">
      <style:text-properties officeooo:rsid="002ad322" officeooo:paragraph-rsid="003154bf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1db9" style:font-style-asian="italic" style:font-style-complex="italic"/>
    </style:style>
    <style:style style:name="T4" style:family="text">
      <style:text-properties fo:font-style="italic" officeooo:rsid="003154bf" style:font-style-asian="italic" style:font-style-complex="italic"/>
    </style:style>
    <style:style style:name="T5" style:family="text">
      <style:text-properties officeooo:rsid="002b912a"/>
    </style:style>
    <style:style style:name="T6" style:family="text">
      <style:text-properties officeooo:rsid="002f1db9"/>
    </style:style>
    <style:style style:name="T7" style:family="text">
      <style:text-properties officeooo:rsid="003154b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154b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0" text:outline-level="4"><text:span text:style-name="T6">Rust</text:span> Programming Language</text:h>
      <text:p text:style-name="P9">Should <text:span text:style-name="T2">$PROJECT_</text:span><text:span text:style-name="T3">RUST</text:span> is set to its source directory in <text:span text:style-name="T2">CONFIG.toml</text:span> (default is “<text:span text:style-name="T2">src</text:span><text:span text:style-name="T3">RUST</text:span><text:span text:style-name="T2">/</text:span>”<text:span text:style-name="T5">)</text:span>, AutomataCI shall <text:span text:style-name="T7">build the final executable based on</text:span> <text:span text:style-name="T7">the available optimizaton documented in the following sequences:</text:span></text:p>
      <text:list text:style-name="L1">
        <text:list-item>
          <text:p text:style-name="P11"><text:a xlink:type="simple" xlink:href="https://doc.rust-lang.org/cargo/reference/profiles.html" text:style-name="Internet_20_link" text:visited-style-name="Visited_20_Internet_20_Link">https://doc.rust-lang.org/cargo/reference/profiles.html</text:a></text:p>
        </text:list-item>
        <text:list-item>
          <text:p text:style-name="P11"><text:a xlink:type="simple" xlink:href="https://doc.rust-lang.org/nightly/rustc/platform-support.html" text:style-name="Internet_20_link" text:visited-style-name="Visited_20_Internet_20_Link">https://doc.rust-lang.org/nightly/rustc/platform-support.html</text:a></text:p>
        </text:list-item>
      </text:list>
      <text:h text:style-name="Heading_20_6" text:outline-level="6">Default Configurations</text:h>
      <text:p text:style-name="Text_20_body">As per AutomataCI mantra to produce single binary product for end-users, AutomataCI always prioritizes <text:span text:style-name="T4">musl</text:span> compilation for producing a static binary operating on its own. Unless otherwise required, customization can be done via the <text:span text:style-name="T2">build</text:span> or <text:span text:style-name="T2">materialize</text:span> CI job <text:span text:style-name="T7">recipes</text:span>.</text:p>
      <text:h text:style-name="Heading_20_6" text:outline-level="6">Cross-Compilations</text:h>
      <text:p text:style-name="P8">AutomataCI by default also supports cross-compilations based on the available compilers provided by the host system. The identified and supported cross-compiling targets are available in the following files:</text:p>
      <text:p text:style-name="Frame_20_contents">automataCI/services/compilers/rust.{sh,ps1}</text:p>
      <text:p text:style-name="P8">Specifically in these functions:</text:p>
      <text:p text:style-name="P7"><text:span text:style-name="T7">POSIX Shell:<text:tab/></text:span><text:span text:style-name="T8">RUST</text:span><text:span text:style-name="T9">_G</text:span><text:span text:style-name="T8">et_</text:span><text:span text:style-name="T9">B</text:span><text:span text:style-name="T8">uild_</text:span><text:span text:style-name="T9">T</text:span><text:span text:style-name="T8">arget</text:span> “<text:span text:style-name="T7">linux” “amd64”</text:span></text:p>
      <text:p text:style-name="P7"><text:span text:style-name="T7">PowerShell: <text:tab/></text:span><text:span text:style-name="T8">RUST-Get-Build-Target</text:span> “<text:span text:style-name="T7">windows” “amd64”</text:span></text:p>
      <text:p text:style-name="P8">To procure a compiler, simply run the following command (can be added inside Setup CI job script) after setting Rust up entirely:</text:p>
      <text:p text:style-name="Frame_20_contents">$ rustup target add x86_64-unknown-linux-musl</text:p>
      <text:p text:style-name="P8"><text:span text:style-name="T7">D</text:span>ue to the large amount of compiler choices in the catalog, AutomataCI only installs host’s cross-compilers in the provided <text:span text:style-name="T2">srcRUST/</text:span> setup CI job directo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9M16S</meta:editing-duration>
    <meta:editing-cycles>39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7:35:11.936608280</dc:date>
    <dc:creator>Kean Ho Chew</dc:creator>
    <meta:document-statistic meta:table-count="0" meta:image-count="0" meta:object-count="0" meta:page-count="1" meta:paragraph-count="20" meta:word-count="202" meta:character-count="1579" meta:non-whitespace-character-count="1401"/>
    <meta:template xlink:type="simple" xlink:actuate="onRequest" xlink:title="Official Book" xlink:href="../../templates/Book.ott" meta:date="2023-11-17T20:33:17.245827505"/>
  </office:meta>
</office:document-meta>
</file>